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7000001FBBF60E1BD5F1BE997.png" manifest:media-type="image/png"/>
  <manifest:file-entry manifest:full-path="Pictures/10000000000004FD000002D520E447E3426EFA5A.png" manifest:media-type="image/png"/>
  <manifest:file-entry manifest:full-path="Pictures/10000000000005090000022DEAB142558ED0A7E8.png" manifest:media-type="image/png"/>
  <manifest:file-entry manifest:full-path="Pictures/10000000000004F8000002BDA0C2065E9EFA662E.png" manifest:media-type="image/png"/>
  <manifest:file-entry manifest:full-path="Pictures/100000000000050C00000206DBDA6EBEE3842074.png" manifest:media-type="image/png"/>
  <manifest:file-entry manifest:full-path="Pictures/10000000000004B900000251442AE077F34AF6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n1" text:anchor-type="char" svg:width="17cm" svg:height="8.336cm" draw:z-index="0"><draw:image xlink:href="Pictures/10000000000004B900000251442AE077F34AF615.png" xlink:type="simple" xlink:show="embed" xlink:actuate="onLoad" draw:mime-type="image/png"/></draw:frame></text:p>
      <text:p text:style-name="Standard"/>
      <text:p text:style-name="Standard"><draw:frame draw:style-name="fr1" draw:name="Imagen2" text:anchor-type="char" svg:width="17cm" svg:height="6.816cm" draw:z-index="1"><draw:image xlink:href="Pictures/100000000000050C00000206DBDA6EBEE3842074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3" text:anchor-type="char" svg:width="17cm" svg:height="9.368cm" draw:z-index="2"><draw:image xlink:href="Pictures/10000000000004F8000002BDA0C2065E9EFA662E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n4" text:anchor-type="char" svg:width="17cm" svg:height="7.345cm" draw:z-index="3"><draw:image xlink:href="Pictures/10000000000005090000022DEAB142558ED0A7E8.png" xlink:type="simple" xlink:show="embed" xlink:actuate="onLoad" draw:mime-type="image/png"/></draw:frame></text:p>
      <text:p text:style-name="Standard"><draw:frame draw:style-name="fr2" draw:name="Imagen5" text:anchor-type="char" svg:width="17cm" svg:height="9.65cm" draw:z-index="4"><draw:image xlink:href="Pictures/10000000000004FD000002D520E447E3426EFA5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n6" text:anchor-type="char" svg:width="17cm" svg:height="6.696cm" draw:z-index="5"><draw:image xlink:href="Pictures/1000000000000507000001FBBF60E1BD5F1BE9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1:51:59.374331973</meta:creation-date>
    <dc:date>2025-02-10T12:28:50.294157263</dc:date>
    <meta:editing-duration>PT6M30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